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tE</text:p>
          </table:table-cell>
          <table:table-cell office:value-type="string" calcext:value-type="string">
            <text:p>dtM</text:p>
          </table:table-cell>
          <table:table-cell office:value-type="string" calcext:value-type="string">
            <text:p>Coupon</text:p>
          </table:table-cell>
        </table:table-row>
        <table:table-row table:style-name="ro1">
          <table:table-cell office:value-type="date" office:date-value="2018-06-01" calcext:value-type="date">
            <text:p>06/01/2018</text:p>
          </table:table-cell>
          <table:table-cell office:value-type="date" office:date-value="2021-06-01" calcext:value-type="date">
            <text:p>06/01/202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16-12-01" calcext:value-type="date">
            <text:p>12/01/2016</text:p>
          </table:table-cell>
          <table:table-cell office:value-type="date" office:date-value="2021-12-01" calcext:value-type="date">
            <text:p>12/01/2021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2019-04-01" calcext:value-type="date">
            <text:p>04/01/2019</text:p>
          </table:table-cell>
          <table:table-cell office:value-type="date" office:date-value="2022-04-01" calcext:value-type="date">
            <text:p>04/01/2022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17-10-01" calcext:value-type="date">
            <text:p>10/01/2017</text:p>
          </table:table-cell>
          <table:table-cell office:value-type="date" office:date-value="2022-10-01" calcext:value-type="date">
            <text:p>10/01/2022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0-02-01" calcext:value-type="date">
            <text:p>02/01/2020</text:p>
          </table:table-cell>
          <table:table-cell office:value-type="date" office:date-value="2023-02-01" calcext:value-type="date">
            <text:p>02/01/2023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16-04-01" calcext:value-type="date">
            <text:p>04/01/2016</text:p>
          </table:table-cell>
          <table:table-cell office:value-type="date" office:date-value="2023-04-01" calcext:value-type="date">
            <text:p>04/01/2023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date" office:date-value="2018-08-01" calcext:value-type="date">
            <text:p>08/01/2018</text:p>
          </table:table-cell>
          <table:table-cell office:value-type="date" office:date-value="2023-08-01" calcext:value-type="date">
            <text:p>08/01/20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date" office:date-value="2023-12-01" calcext:value-type="date">
            <text:p>12/01/2023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date" office:date-value="2017-02-01" calcext:value-type="date">
            <text:p>02/01/2017</text:p>
          </table:table-cell>
          <table:table-cell office:value-type="date" office:date-value="2024-02-01" calcext:value-type="date">
            <text:p>02/01/20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date" office:date-value="2019-06-01" calcext:value-type="date">
            <text:p>06/01/2019</text:p>
          </table:table-cell>
          <table:table-cell office:value-type="date" office:date-value="2024-06-01" calcext:value-type="date">
            <text:p>06/01/202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date" office:date-value="2017-12-01" calcext:value-type="date">
            <text:p>12/01/2017</text:p>
          </table:table-cell>
          <table:table-cell office:value-type="date" office:date-value="2024-12-01" calcext:value-type="date">
            <text:p>12/01/202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date" office:date-value="2025-04-01" calcext:value-type="date">
            <text:p>04/01/202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date" office:date-value="2016-06-01" calcext:value-type="date">
            <text:p>06/01/2016</text:p>
          </table:table-cell>
          <table:table-cell office:value-type="date" office:date-value="2025-06-01" calcext:value-type="date">
            <text:p>06/01/202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date" office:date-value="2018-10-01" calcext:value-type="date">
            <text:p>10/01/2018</text:p>
          </table:table-cell>
          <table:table-cell office:value-type="date" office:date-value="2025-10-01" calcext:value-type="date">
            <text:p>10/01/2025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date" office:date-value="2021-02-01" calcext:value-type="date">
            <text:p>02/01/2021</text:p>
          </table:table-cell>
          <table:table-cell office:value-type="date" office:date-value="2026-02-01" calcext:value-type="date">
            <text:p>02/01/202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date" office:date-value="2017-04-01" calcext:value-type="date">
            <text:p>04/01/2017</text:p>
          </table:table-cell>
          <table:table-cell office:value-type="date" office:date-value="2026-04-01" calcext:value-type="date">
            <text:p>04/01/202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date" office:date-value="2019-08-01" calcext:value-type="date">
            <text:p>08/01/2019</text:p>
          </table:table-cell>
          <table:table-cell office:value-type="date" office:date-value="2026-08-01" calcext:value-type="date">
            <text:p>08/01/202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date" office:date-value="2018-02-01" calcext:value-type="date">
            <text:p>02/01/2018</text:p>
          </table:table-cell>
          <table:table-cell office:value-type="date" office:date-value="2027-02-01" calcext:value-type="date">
            <text:p>02/01/202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date" office:date-value="2027-06-01" calcext:value-type="date">
            <text:p>06/01/20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6-08-01" calcext:value-type="date">
            <text:p>08/01/2016</text:p>
          </table:table-cell>
          <table:table-cell office:value-type="date" office:date-value="2027-08-01" calcext:value-type="date">
            <text:p>08/01/202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date" office:date-value="2018-12-01" calcext:value-type="date">
            <text:p>12/01/2018</text:p>
          </table:table-cell>
          <table:table-cell office:value-type="date" office:date-value="2027-12-01" calcext:value-type="date">
            <text:p>12/01/2027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17-06-01" calcext:value-type="date">
            <text:p>06/01/2017</text:p>
          </table:table-cell>
          <table:table-cell office:value-type="date" office:date-value="2028-06-01" calcext:value-type="date">
            <text:p>06/01/202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date" office:date-value="2019-10-01" calcext:value-type="date">
            <text:p>10/01/2019</text:p>
          </table:table-cell>
          <table:table-cell office:value-type="date" office:date-value="2028-10-01" calcext:value-type="date">
            <text:p>10/01/202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date" office:date-value="2018-04-01" calcext:value-type="date">
            <text:p>04/01/2018</text:p>
          </table:table-cell>
          <table:table-cell office:value-type="date" office:date-value="2029-04-01" calcext:value-type="date">
            <text:p>04/01/202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date" office:date-value="2029-08-01" calcext:value-type="date">
            <text:p>08/01/202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19-02-01" calcext:value-type="date">
            <text:p>02/01/2019</text:p>
          </table:table-cell>
          <table:table-cell office:value-type="date" office:date-value="2030-02-01" calcext:value-type="date">
            <text:p>02/01/203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date" office:date-value="2019-12-01" calcext:value-type="date">
            <text:p>12/01/2019</text:p>
          </table:table-cell>
          <table:table-cell office:value-type="date" office:date-value="2030-12-01" calcext:value-type="date">
            <text:p>12/01/203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date" office:date-value="2031-10-01" calcext:value-type="date">
            <text:p>10/01/2031</text:p>
          </table:table-cell>
          <table:table-cell office:value-type="float" office:value="5.9" calcext:value-type="float">
            <text:p>5.9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28:04.347986076</meta:creation-date>
    <dc:date>2021-03-17T18:50:38.712344179</dc:date>
    <meta:editing-duration>PT2M4S</meta:editing-duration>
    <meta:editing-cycles>1</meta:editing-cycles>
    <meta:document-statistic meta:table-count="1" meta:cell-count="87" meta:object-count="0"/>
    <meta:generator>LibreOffice/6.4.6.2$Linux_X86_64 LibreOffice_project/40$Build-2</meta:generator>
  </office:meta>
</office:document-meta>
</file>